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131cm" svg:height="8.511cm" svg:x="0.069cm" svg:y="0.6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6:09:24.616024455</dc:date>
    <meta:editing-duration>PT2M43S</meta:editing-duration>
    <meta:editing-cycles>17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2cm" svg:height="8.512cm" xlink:href="." xlink:type="simple" chart:class="chart:scatter" chart:style-name="ch1">
        <chart:plot-area chart:style-name="ch2" chart:data-source-has-labels="both" svg:x="0.302cm" svg:y="0.17cm" svg:width="14.528cm" svg:height="8.172cm">
          <chartooo:coordinate-region svg:x="0.844cm" svg:y="0.369cm" svg:width="13.892cm" svg:height="7.77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74762629171451">
                <text:p>0.3747626291714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7.34788079488412E-016">
                <text:p>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